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6002" officeooo:paragraph-rsid="001a47c5"/>
    </style:style>
    <style:style style:name="T1" style:family="text">
      <style:text-properties officeooo:rsid="000e3ba1"/>
    </style:style>
    <style:style style:name="T2" style:family="text">
      <style:text-properties officeooo:rsid="0015fc49"/>
    </style:style>
    <style:style style:name="T3" style:family="text">
      <style:text-properties style:font-name="Liberation Serif1" officeooo:rsid="0015fc49" style:font-name-asian="Liberation Serif1" style:font-name-complex="Liberation Serif1"/>
    </style:style>
    <style:style style:name="T4" style:family="text">
      <style:text-properties style:font-name="Liberation Serif1" officeooo:rsid="00180a2a" style:font-name-asian="Liberation Serif1" style:font-name-complex="Liberation Serif1"/>
    </style:style>
    <style:style style:name="T5" style:family="text">
      <style:text-properties style:font-name="Liberation Serif1" fo:font-style="italic" officeooo:rsid="00180a2a" style:font-name-asian="Liberation Serif1" style:font-style-asian="italic" style:font-name-complex="Liberation Serif1" style:font-style-complex="italic"/>
    </style:style>
    <style:style style:name="T6" style:family="text">
      <style:text-properties fo:font-style="italic" officeooo:rsid="0015fc49" style:font-style-asian="italic" style:font-style-complex="italic"/>
    </style:style>
    <style:style style:name="T7" style:family="text">
      <style:text-properties officeooo:rsid="001a47c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fter the main sequence, <text:span text:style-name="T7">the now-inert cores of low-mass </text:span>stars <text:span text:style-name="T2">(</text:span><text:span text:style-name="T6">M </text:span><text:span text:style-name="T3">≤ 1.5 </text:span><text:span text:style-name="T5">M</text:span><text:span text:style-name="T4">_sun</text:span><text:span text:style-name="T2">)</text:span> become degenerate. The hydrogen-rich shell around the core <text:span text:style-name="T1">ignites, causing the outer layers of the star to expand. The star is now on the red giant branch (RGB). During the initial stages on the RGB, the star undergoes a significant mixing event, known as the first dredge-up, in which the convective behaviour of the outer regions extends inwards almost to the H-burning shell. This means that the outer layers will display features typically found in fusion regions. When looking at surface abundances of red giants late, however, there is a deviation of certain elements’ abundances indicating that there has been additional mixing with the H-burning layers after the first dredge-up. It is hypothesised that thermohaline mixing, an effect already known in oceanography and related laboratory tests, is responsible. Here, based on parameters from the FRANEC stellar evolution code for a 1 </text:span><text:span text:style-name="T5">M</text:span><text:span text:style-name="T4">_sun</text:span><text:span text:style-name="T1"> star at solar metallicity, the coefficients of diffusion due to thermohaline mixing are calculated and plotted at different luminosities as functions of radius. They are then compared to the abundance gradient of 3He and other elements which trace the location of the fusion shell. It is shown that the peak value of the coefficients are similar to values obtained by others, the coefficients’ peak value grows over time and the regions where thermohaline mixing is significant are also those where 3He is being burnt, just outside the H-burning sh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14:41:30.572000000</meta:creation-date>
    <dc:date>2018-03-12T20:29:44.110000000</dc:date>
    <meta:editing-duration>PT1H52M44S</meta:editing-duration>
    <meta:editing-cycles>10</meta:editing-cycles>
    <meta:generator>LibreOffice/5.2.2.2$Windows_x86 LibreOffice_project/8f96e87c890bf8fa77463cd4b640a2312823f3ad</meta:generator>
    <meta:document-statistic meta:table-count="0" meta:image-count="0" meta:object-count="0" meta:page-count="1" meta:paragraph-count="1" meta:word-count="245" meta:character-count="1530" meta:non-whitespace-character-count="1286"/>
  </office:meta>
</office:document-meta>
</file>